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3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tab/>PET FOLLOW AI</text:p>
      <text:p text:style-name="P1"><text:soft-page-break/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UR</text:p>
      <text:p text:style-name="P1"><text:tab/>ENEMY WANDER AI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><text:soft-page-break/></text:p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><text:soft-page-break/></text:p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soft-page-break/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VARIABLE NAMES</text:p>
      <text:p text:style-name="P1"><text:tab/>DOCUMENT NAMING AND FORMATTING</text:p>
      <text:p text:style-name="P1"><text:tab/>FONTS</text:p>
      <text:p text:style-name="P1"><text:tab/><text:tab/>VERDANA 12</text:p>
      <text:p text:style-name="P1"><text:tab/>GITHUB</text:p>
      <text:p text:style-name="P1"><text:tab/>MEETING SCHEDULES (WEEKLY?)</text:p>
      <text:p text:style-name="P1"><text:tab/>UNITY VERSION</text:p>
      <text:p text:style-name="P1"><text:tab/>SOURCETREE</text:p>
      <text:p text:style-name="P1"><text:tab/>SPELLING</text:p>
      <text:p text:style-name="P1"><text:tab/><text:tab/>- US SPELLING (UNFORTUNATELY)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03T20:59:10.12</dc:date>
    <dc:creator>Andrew P</dc:creator>
    <meta:editing-duration>PT44M7S</meta:editing-duration>
    <meta:editing-cycles>10</meta:editing-cycles>
    <meta:document-statistic meta:table-count="0" meta:image-count="0" meta:object-count="0" meta:page-count="5" meta:paragraph-count="197" meta:word-count="482" meta:character-count="3494"/>
  </office:meta>
</office:document-meta>
</file>